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048da0"/>
    </style:style>
    <style:style style:name="P2" style:family="paragraph" style:parent-style-name="Heading_20_1">
      <style:paragraph-properties fo:break-before="page"/>
      <style:text-properties officeooo:paragraph-rsid="0004add9"/>
    </style:style>
    <style:style style:name="P3" style:family="paragraph" style:parent-style-name="Heading_20_4">
      <style:paragraph-properties fo:margin-top="0in" fo:margin-bottom="0in" style:contextual-spacing="false"/>
      <style:text-properties officeooo:paragraph-rsid="00048da0"/>
    </style:style>
    <style:style style:name="P4" style:family="paragraph" style:parent-style-name="Heading_20_4">
      <style:paragraph-properties fo:margin-top="0in" fo:margin-bottom="0in" style:contextual-spacing="false"/>
      <style:text-properties officeooo:paragraph-rsid="0004add9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048da0"/>
    </style:style>
    <style:style style:name="P7" style:family="paragraph" style:parent-style-name="Text_20_body">
      <style:paragraph-properties fo:margin-top="0in" fo:margin-bottom="0.0799in" style:contextual-spacing="false"/>
      <style:text-properties officeooo:paragraph-rsid="00048da0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04add9"/>
    </style:style>
    <style:style style:name="T1" style:family="text">
      <style:text-properties loext:padding="0in" loext:border="none"/>
    </style:style>
    <style:style style:name="T2" style:family="text">
      <style:text-properties officeooo:rsid="00048da0"/>
    </style:style>
    <style:style style:name="T3" style:family="text">
      <style:text-properties officeooo:rsid="0004ad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leetcode.com/problems/lucky-numbers-in-a-matrix/" text:style-name="Internet_20_link" text:visited-style-name="Visited_20_Internet_20_Link">1380. Lucky Numbers in a Matrix</text:a></text:h>
      <text:h text:style-name="Heading_20_4" text:outline-level="4">Brute force <text:span text:style-name="T2">(AC)</text:span></text:h>
      <text:p text:style-name="P5">/*</text:p>
      <text:p text:style-name="P5"><text:s text:c="4"/>Time complexity=O(m*n*(m+n))</text:p>
      <text:p text:style-name="P5"><text:s text:c="4"/>Extra space complexity: O(1)</text:p>
      <text:p text:style-name="P5">*/</text:p>
      <text:p text:style-name="P5">class Solution {</text:p>
      <text:p text:style-name="P5">public:</text:p>
      <text:p text:style-name="P5"><text:s text:c="4"/>vector&lt;int&gt; luckyNumbers (vector&lt;vector&lt;int&gt;&gt;&amp; matrix){</text:p>
      <text:p text:style-name="P5"><text:s text:c="8"/>int m=matrix.size();</text:p>
      <text:p text:style-name="P5"><text:s text:c="8"/>int n=matrix[0].size();</text:p>
      <text:p text:style-name="P5"/>
      <text:p text:style-name="P5"><text:s text:c="8"/>std::vector&lt;int&gt; ans;</text:p>
      <text:p text:style-name="P5"/>
      <text:p text:style-name="P5"><text:s text:c="8"/>for(int i=0;i&lt;m;++i){</text:p>
      <text:p text:style-name="P5"><text:s text:c="12"/>for(int j=0;j&lt;n;++j){</text:p>
      <text:p text:style-name="P5"><text:s text:c="16"/>int v=matrix[i][j];</text:p>
      <text:p text:style-name="P5"/>
      <text:p text:style-name="P5"><text:s text:c="16"/>int mi=INT_MAX;</text:p>
      <text:p text:style-name="P5"><text:s text:c="16"/>for(int k=0;k&lt;n;++k){</text:p>
      <text:p text:style-name="P5"><text:s text:c="20"/>if(mi&gt;matrix[i][k]) mi=matrix[i][k];</text:p>
      <text:p text:style-name="P5"><text:s text:c="16"/>}</text:p>
      <text:p text:style-name="P5"><text:s text:c="16"/></text:p>
      <text:p text:style-name="P5"><text:s text:c="16"/>int mx=INT_MIN;</text:p>
      <text:p text:style-name="P5"><text:s text:c="16"/>for(int k=0;k&lt;m;++k){</text:p>
      <text:p text:style-name="P5"><text:s text:c="20"/>if(mx&lt;matrix[k][j]) mx=matrix[k][j];</text:p>
      <text:p text:style-name="P5"><text:s text:c="16"/>}</text:p>
      <text:p text:style-name="P5"/>
      <text:p text:style-name="P5"><text:s text:c="16"/>if(v==mi&amp;&amp;v==mx) <text:span text:style-name="T3">return v</text:span>;</text:p>
      <text:p text:style-name="P5"><text:s text:c="12"/>}</text:p>
      <text:p text:style-name="P5"><text:s text:c="8"/>}</text:p>
      <text:p text:style-name="P5"><text:s text:c="8"/>return <text:span text:style-name="T3">{}</text:span>;</text:p>
      <text:p text:style-name="P5"><text:s text:c="4"/>}</text:p>
      <text:p text:style-name="P5">};</text:p>
      <text:h text:style-name="P1" text:outline-level="1"><text:a xlink:type="simple" xlink:href="https://leetcode.com/problems/lucky-numbers-in-a-matrix/" text:style-name="Internet_20_link" text:visited-style-name="Visited_20_Internet_20_Link">1380. Lucky Numbers in a Matrix</text:a></text:h>
      <text:h text:style-name="P3" text:outline-level="4"><text:span text:style-name="T2">Preprocessing</text:span> <text:span text:style-name="T2">(AC)</text:span></text:h>
      <text:p text:style-name="P6">/*</text:p>
      <text:p text:style-name="P6"><text:s text:c="4"/>Time complexity=O(2*(m*n))</text:p>
      <text:p text:style-name="P6"><text:s text:c="4"/>Extra space complexity: O(m+n)</text:p>
      <text:p text:style-name="P6">*/</text:p>
      <text:p text:style-name="P6">class Solution {</text:p>
      <text:p text:style-name="P6">public:</text:p>
      <text:p text:style-name="P6"><text:s text:c="4"/>vector&lt;int&gt; luckyNumbers (vector&lt;vector&lt;int&gt;&gt;&amp; matrix){</text:p>
      <text:p text:style-name="P6"><text:s text:c="8"/>int m=matrix.size();</text:p>
      <text:p text:style-name="P6"><text:s text:c="8"/>int n=matrix[0].size();</text:p>
      <text:p text:style-name="P6"/>
      <text:p text:style-name="P6"><text:s text:c="8"/>std::vector&lt;int&gt; min_in_row(m,INT_MAX);</text:p>
      <text:p text:style-name="P7"><text:s text:c="8"/>std::vector&lt;int&gt; max_in_col(n,INT_MIN);</text:p>
      <text:p text:style-name="P6"><text:s text:c="8"/>for(int i=0;i&lt;m;++i){</text:p>
      <text:p text:style-name="P6"><text:s text:c="12"/>for(int j=0;j&lt;n;++j){</text:p>
      <text:p text:style-name="P6"><text:s text:c="16"/>min_in_row[i]=std::min(min_in_row[i],matrix[i][j]);</text:p>
      <text:p text:style-name="P6"><text:s text:c="16"/>max_in_col[j]=std::max(max_in_col[j],matrix[i][j]);</text:p>
      <text:p text:style-name="P6"><text:s text:c="12"/>}</text:p>
      <text:p text:style-name="P6"><text:s text:c="8"/>}</text:p>
      <text:p text:style-name="P6"/>
      <text:p text:style-name="P6"><text:s text:c="8"/>std::vector&lt;int&gt; ans;</text:p>
      <text:p text:style-name="P6"/>
      <text:p text:style-name="P6"><text:s text:c="8"/>for(int i=0;i&lt;m;++i){</text:p>
      <text:p text:style-name="P6"><text:s text:c="12"/>for(int j=0;j&lt;n;++j){</text:p>
      <text:p text:style-name="P6"><text:s text:c="16"/>int mi=min_in_row[i];</text:p>
      <text:p text:style-name="P6"><text:s text:c="16"/>int mx=max_in_col[j];</text:p>
      <text:p text:style-name="P6"><text:s text:c="16"/>if(mi==mx) <text:span text:style-name="T3">return </text:span>mi;</text:p>
      <text:p text:style-name="P6"/>
      <text:p text:style-name="P6"><text:s text:c="12"/>}</text:p>
      <text:p text:style-name="P6"><text:s text:c="8"/>}</text:p>
      <text:p text:style-name="P6"><text:s text:c="8"/>return <text:span text:style-name="T3">{}</text:span>;</text:p>
      <text:p text:style-name="P6"><text:s text:c="4"/>}</text:p>
      <text:p text:style-name="P6">};</text:p>
      <text:h text:style-name="P2" text:outline-level="1"><text:a xlink:type="simple" xlink:href="https://leetcode.com/problems/lucky-numbers-in-a-matrix/" text:style-name="Internet_20_link" text:visited-style-name="Visited_20_Internet_20_Link">1380. Lucky Numbers in a Matrix</text:a></text:h>
      <text:h text:style-name="P4" text:outline-level="4"><text:span text:style-name="T3">Optimal: needs a close observation</text:span><text:span text:style-name="T2">(AC)</text:span></text:h>
      <text:p text:style-name="P8">class Solution {</text:p>
      <text:p text:style-name="P8">public:</text:p>
      <text:p text:style-name="P8"><text:s text:c="4"/>vector&lt;int&gt; luckyNumbers (vector&lt;vector&lt;int&gt;&gt;&amp; matrix){</text:p>
      <text:p text:style-name="P8"><text:s text:c="8"/>int m=matrix.size();</text:p>
      <text:p text:style-name="P8"><text:s text:c="8"/>int n=matrix[0].size();</text:p>
      <text:p text:style-name="P8"/>
      <text:p text:style-name="P8"><text:s text:c="8"/>for(int i=0;i&lt;m;++i){</text:p>
      <text:p text:style-name="P8"><text:s text:c="12"/>int mi=INT_MAX,col_min_index=-1;</text:p>
      <text:p text:style-name="P8"><text:s text:c="12"/>for(int j=0;j&lt;n;++j){</text:p>
      <text:p text:style-name="P8"><text:s text:c="16"/>if(mi&gt;matrix[i][j]){</text:p>
      <text:p text:style-name="P8"><text:s text:c="20"/>mi=matrix[i][j];</text:p>
      <text:p text:style-name="P8"><text:s text:c="20"/>col_min_index=j;</text:p>
      <text:p text:style-name="P8"><text:s text:c="16"/>}</text:p>
      <text:p text:style-name="P8"><text:s text:c="12"/>}</text:p>
      <text:p text:style-name="P8"/>
      <text:p text:style-name="P8"><text:s text:c="12"/>int mx=INT_MIN,row_max_index=-1;</text:p>
      <text:p text:style-name="P8"><text:s text:c="12"/>for(int j=0;j&lt;m;++j){</text:p>
      <text:p text:style-name="P8"><text:s text:c="16"/>if(mx&lt;matrix[j][col_min_index]){</text:p>
      <text:p text:style-name="P8"><text:s text:c="20"/>mx=matrix[j][col_min_index];</text:p>
      <text:p text:style-name="P8"><text:s text:c="20"/>row_max_index=j;</text:p>
      <text:p text:style-name="P8"><text:s text:c="16"/>}</text:p>
      <text:p text:style-name="P8"><text:s text:c="12"/>}</text:p>
      <text:p text:style-name="P8"/>
      <text:p text:style-name="P8"><text:s text:c="12"/>if(i==row_max_index) return {matrix[i][col_min_index]};</text:p>
      <text:p text:style-name="P8"><text:s text:c="8"/>}</text:p>
      <text:p text:style-name="P8"/>
      <text:p text:style-name="P8"><text:s text:c="8"/>return {};</text:p>
      <text:p text:style-name="P8"><text:s text:c="4"/>}</text:p>
      <text:p text:style-name="P8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9:19:16.557687898</meta:creation-date>
    <dc:date>2024-07-19T19:25:35.297988359</dc:date>
    <meta:editing-duration>PT6M1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88" meta:word-count="171" meta:character-count="2384" meta:non-whitespace-character-count="1527"/>
  </office:meta>
</office:document-meta>
</file>